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5e8e" officeooo:paragraph-rsid="00055e8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bold" officeooo:rsid="00055e8e" officeooo:paragraph-rsid="00055e8e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085b32" officeooo:paragraph-rsid="00085b32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fo:font-weight="bold" officeooo:rsid="0011faf5" officeooo:paragraph-rsid="0011faf5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fo:font-weight="bold" officeooo:rsid="0011faf5" officeooo:paragraph-rsid="0015a7a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55e8e" officeooo:paragraph-rsid="00055e8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055e8e" officeooo:paragraph-rsid="00055e8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11faf5" officeooo:paragraph-rsid="0011faf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rsid="000b0e02" officeooo:paragraph-rsid="000b0e02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bold" officeooo:rsid="000b0e02" officeooo:paragraph-rsid="000b0e0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bold" officeooo:rsid="000b0e02" officeooo:paragraph-rsid="0011faf5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7e1e3"/>
    </style:style>
    <style:style style:name="T2" style:family="text">
      <style:text-properties officeooo:rsid="000a27f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f33c" style:font-weight-asian="normal" style:font-weight-complex="normal"/>
    </style:style>
    <style:style style:name="T5" style:family="text">
      <style:text-properties fo:font-weight="normal" officeooo:rsid="000d4827" style:font-weight-asian="normal" style:font-weight-complex="normal"/>
    </style:style>
    <style:style style:name="T6" style:family="text">
      <style:text-properties fo:font-weight="normal" officeooo:rsid="000f4b3f" style:font-weight-asian="normal" style:font-weight-complex="normal"/>
    </style:style>
    <style:style style:name="T7" style:family="text">
      <style:text-properties fo:font-weight="normal" officeooo:rsid="0010fa97" style:font-weight-asian="normal" style:font-weight-complex="normal"/>
    </style:style>
    <style:style style:name="T8" style:family="text">
      <style:text-properties fo:font-weight="normal" officeooo:rsid="0011faf5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7e1e3" style:font-style-asian="italic" style:font-style-complex="italic"/>
    </style:style>
    <style:style style:name="T11" style:family="text">
      <style:text-properties fo:font-style="italic" officeooo:rsid="000cf33c" style:font-style-asian="italic" style:font-style-complex="italic"/>
    </style:style>
    <style:style style:name="T12" style:family="text">
      <style:text-properties fo:font-style="italic" officeooo:rsid="000f4b3f" style:font-style-asian="italic" style:font-style-complex="italic"/>
    </style:style>
    <style:style style:name="T13" style:family="text">
      <style:text-properties fo:font-style="italic" officeooo:rsid="0010fa97" style:font-style-asian="italic" style:font-style-complex="italic"/>
    </style:style>
    <style:style style:name="T14" style:family="text">
      <style:text-properties fo:color="#ef413d" fo:font-weight="normal" officeooo:rsid="0010fa97" style:font-weight-asian="normal" style:font-weight-complex="normal"/>
    </style:style>
    <style:style style:name="T15" style:family="text">
      <style:text-properties fo:color="#ef413d" fo:font-weight="normal" officeooo:rsid="0011faf5" style:font-weight-asian="normal" style:font-weight-complex="normal"/>
    </style:style>
    <style:style style:name="T16" style:family="text">
      <style:text-properties fo:color="#ed1c24"/>
    </style:style>
    <style:style style:name="T17" style:family="text">
      <style:text-properties fo:color="#ed1c24" fo:font-weight="normal" style:font-weight-asian="normal" style:font-weight-complex="normal"/>
    </style:style>
    <style:style style:name="T18" style:family="text">
      <style:text-properties fo:color="#ed1c24" fo:font-weight="normal" officeooo:rsid="0010fa97" style:font-weight-asian="normal" style:font-weight-complex="normal"/>
    </style:style>
    <style:style style:name="T19" style:family="text">
      <style:text-properties fo:color="#ed1c24" fo:font-weight="normal" officeooo:rsid="0011faf5" style:font-weight-asian="normal" style:font-weight-complex="normal"/>
    </style:style>
    <style:style style:name="T20" style:family="text">
      <style:text-properties fo:color="#ed1c24" officeooo:rsid="0010fa97"/>
    </style:style>
    <style:style style:name="T21" style:family="text">
      <style:text-properties fo:color="#a3238e" fo:font-weight="normal" officeooo:rsid="0011faf5" style:font-weight-asian="normal" style:font-weight-complex="normal"/>
    </style:style>
    <style:style style:name="T22" style:family="text">
      <style:text-properties fo:color="#a3238e" fo:font-weight="normal" officeooo:rsid="0010fa97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ce Driver</text:p>
      <text:p text:style-name="P2">Introduction :</text:p>
      <text:p text:style-name="P7"><text:tab/>This document describes the device driver which has been injected in the iSense-V4 kernel. <text:span text:style-name="T1">We shal have a broad description of the injected devices later. Let’s discuss about the device driver concept. A device driver is a software program that controlls a perticular type of external peripheral hardware (device) connected to the CPU. While loading any OS to the system, some basic device drivers are built into the product. However if a user buys a new type of device that the operating system did not anticipate, a new device driver has to be injected which will handle the new device smoothly. A device driver essentially allows smooth communication between a connected hardware device and the OS. In linux OS, all the devices are available at path /</text:span><text:span text:style-name="T10">dev .</text:span></text:p>
      <text:p text:style-name="P6"><text:tab/></text:p>
      <text:p text:style-name="P3">Injected device drivers :<text:tab/></text:p>
      <text:p text:style-name="P2"><text:span text:style-name="T2">1. MODEM :-</text:span></text:p>
      <text:p text:style-name="P9"><text:span text:style-name="T3"><text:tab/>We have developed a device called “modem” as a kernel module and has been placed in the path </text:span><text:span text:style-name="T9">/dev/modem. </text:span><text:span text:style-name="T3">We have already discussed the objective of a device-driver. Now let’s discuss the modem device-driver in details.</text:span></text:p>
      <text:p text:style-name="P10"><text:span text:style-name="T3"><text:tab/></text:span></text:p>
      <text:p text:style-name="P11"><text:span text:style-name="T3"><text:tab/>The iSense-V4 communicates to the cloud through various </text:span><text:span text:style-name="T4">external devices. The modem is one of those. We have used the Quectel-EC25 modem which supports LTE band. The purpose of the <text:s/>device </text:span><text:span text:style-name="T11">/dev/modem </text:span><text:span text:style-name="T4">is to </text:span><text:span text:style-name="T5">create a tunnel between the kernel space and user space. Which enables a smooth and uninterrrupted flow of data inbetween the user and kernel space. Apparrt from that, It properly enables and disables the modem in critical conditions and in bootup time. </text:span><text:span text:style-name="T6">The device follows </text:span><text:span text:style-name="T12">thread safety</text:span><text:span text:style-name="T6"> mechanism and also has the ability to handle the </text:span><text:span text:style-name="T12">dead-lock</text:span><text:span text:style-name="T6"> situations efficiently. </text:span><text:span text:style-name="T7">This will reduce the development time of the user application, because the user does not <text:s/>need to care about the multi-thread and multi process access to the device separately. </text:span><text:span text:style-name="T6">As the </text:span><text:span text:style-name="T7">LTE modems are very sensitive, </text:span><text:span text:style-name="T6">We have </text:span><text:span text:style-name="T7">made the device </text:span><text:span text:style-name="T13">signal free</text:span><text:span text:style-name="T7">. That meanse, no controll signals (^C, ^Z etc. ) from the user space can not interfair with the modem operation. </text:span></text:p>
      <text:p text:style-name="P4"><text:span text:style-name="T20">N</text:span><text:span text:style-name="T16">ote :</text:span></text:p>
      <text:p text:style-name="P11"><text:span text:style-name="T18"><text:tab/></text:span><text:span text:style-name="T21">The signale free operation</text:span><text:span text:style-name="T22"> has it’s own advantages and disadvantages. Therefore we are currently performing some experiments on it. </text:span><text:span text:style-name="T21">If this feature does interfaire with the interrupts, then we may remove this feature.</text:span></text:p>
      <text:p text:style-name="P4">How to use it :</text:p>
      <text:p text:style-name="P8">In boot-up time, the device will enable the modem. The following table explaines the device usage.</text:p>
      <text:p text:style-name="P8"><draw:frame draw:style-name="fr1" draw:name="Object2" text:anchor-type="paragraph" svg:width="19.821cm" svg:height="8.60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<text:span text:style-name="T20"/></text:p>
      <text:p text:style-name="P5"><text:span text:style-name="T20">N</text:span><text:span text:style-name="T16">ote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8:18:54.717354301</meta:creation-date>
    <dc:date>2019-12-20T21:37:42.102713826</dc:date>
    <meta:editing-duration>PT40M45S</meta:editing-duration>
    <meta:editing-cycles>7</meta:editing-cycles>
    <meta:generator>LibreOffice/6.0.7.3$Linux_X86_64 LibreOffice_project/00m0$Build-3</meta:generator>
    <meta:document-statistic meta:table-count="0" meta:image-count="0" meta:object-count="1" meta:page-count="2" meta:paragraph-count="14" meta:word-count="389" meta:character-count="2329" meta:non-whitespace-character-count="194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48mm"/>
    </style:style>
    <style:style style:name="co2" style:family="table-column">
      <style:table-column-properties fo:break-before="auto" style:column-width="22.07mm"/>
    </style:style>
    <style:style style:name="co3" style:family="table-column">
      <style:table-column-properties fo:break-before="auto" style:column-width="30.94mm"/>
    </style:style>
    <style:style style:name="co4" style:family="table-column">
      <style:table-column-properties fo:break-before="auto" style:column-width="122.36mm"/>
    </style:style>
    <style:style style:name="co5" style:family="table-column">
      <style:table-column-properties fo:break-before="auto" style:column-width="30.64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6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68e76" fo:border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7"/>
        <table:table-column table:style-name="co5" table:default-cell-style-name="ce10"/>
        <table:table-column table:style-name="co6" table:default-cell-style-name="ce5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Device</text:p>
          </table:table-cell>
          <table:table-cell table:style-name="ce1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1" table:number-rows-spanned="2">
            <text:p>values</text:p>
          </table:table-cell>
          <table:table-cell table:style-name="ce1" office:value-type="string" calcext:value-type="string" table:number-columns-spanned="1" table:number-rows-spanned="2">
            <text:p>Result</text:p>
          </table:table-cell>
          <table:table-cell table:style-name="ce1" office:value-type="string" calcext:value-type="string" table:number-columns-spanned="2" table:number-rows-spanned="1">
            <text:p>Return values</text:p>
          </table:table-cell>
          <table:covered-table-cell table:style-name="ce8"/>
        </table:table-row>
        <table:table-row table:style-name="ro2">
          <table:covered-table-cell table:number-columns-repeated="4" table:style-name="ce2"/>
          <table:table-cell table:style-name="ce2" office:value-type="string" calcext:value-type="string">
            <text:p>Success (+ve)</text:p>
          </table:table-cell>
          <table:table-cell table:style-name="ce2" office:value-type="string" calcext:value-type="string">
            <text:p>Error (-Ve)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10">
            <text:p>/dev/</text:p>
            <text:p>modem</text:p>
          </table:table-cell>
          <table:table-cell office:value-type="string" calcext:value-type="string">
            <text:p>Write</text:p>
          </table:table-cell>
          <table:table-cell table:style-name="ce10" office:value-type="string" calcext:value-type="string">
            <text:p>“0”</text:p>
          </table:table-cell>
          <table:table-cell table:style-name="ce10" office:value-type="string" calcext:value-type="string">
            <text:p>Disable the mod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 table:style-name="ce12"/>
          <table:table-cell office:value-type="string" calcext:value-type="string">
            <text:p>Write</text:p>
          </table:table-cell>
          <table:table-cell table:style-name="ce10" office:value-type="string" calcext:value-type="string">
            <text:p>“1”</text:p>
          </table:table-cell>
          <table:table-cell table:style-name="ce10" office:value-type="string" calcext:value-type="string">
            <text:p>Enable the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 table:style-name="ce12"/>
          <table:table-cell office:value-type="string" calcext:value-type="string">
            <text:p>Write</text:p>
          </table:table-cell>
          <table:table-cell table:style-name="ce10" office:value-type="string" calcext:value-type="string">
            <text:p>“reboot”</text:p>
          </table:table-cell>
          <table:table-cell table:style-name="ce10" office:value-type="string" calcext:value-type="string">
            <text:p>Reboot the default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 table:style-name="ce12"/>
          <table:table-cell/>
          <table:table-cell office:value-type="string" calcext:value-type="string">
            <text:p>“rbt=Quectel,5”</text:p>
          </table:table-cell>
          <table:table-cell office:value-type="string" calcext:value-type="string">
            <text:p>Disable the default modem and enable the Quectel 5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 table:style-name="ce12"/>
          <table:table-cell office:value-type="string" calcext:value-type="string">
            <text:p>Write</text:p>
          </table:table-cell>
          <table:table-cell office:value-type="string" calcext:value-type="string">
            <text:p>“rbt=Quectel,4”</text:p>
          </table:table-cell>
          <table:table-cell table:style-name="ce5" office:value-type="string" calcext:value-type="string">
            <text:p>Disable the default modem and enable the Quectel 4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/>
          <table:table-cell office:value-type="string" calcext:value-type="string">
            <text:p>Write</text:p>
          </table:table-cell>
          <table:table-cell office:value-type="string" calcext:value-type="string">
            <text:p>“rbt=Quectel,3”</text:p>
          </table:table-cell>
          <table:table-cell office:value-type="string" calcext:value-type="string">
            <text:p>Disable the default modem and enable the Quectel 3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2">
          <table:covered-table-cell/>
          <table:table-cell table:number-columns-repeated="2"/>
          <table:table-cell table:style-name="ce5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Write</text:p>
          </table:table-cell>
          <table:table-cell office:value-type="string" calcext:value-type="string">
            <text:p>“rbt=Telit,5”</text:p>
          </table:table-cell>
          <table:table-cell office:value-type="string" calcext:value-type="string">
            <text:p>Disable the default modem and enable the Telit 5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/>
          <table:table-cell office:value-type="string" calcext:value-type="string">
            <text:p>Write</text:p>
          </table:table-cell>
          <table:table-cell office:value-type="string" calcext:value-type="string">
            <text:p>“rbt=Telit,4”</text:p>
          </table:table-cell>
          <table:table-cell office:value-type="string" calcext:value-type="string">
            <text:p>Disable the default modem and enable the Telit 4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covered-table-cell/>
          <table:table-cell office:value-type="string" calcext:value-type="string">
            <text:p>Write</text:p>
          </table:table-cell>
          <table:table-cell office:value-type="string" calcext:value-type="string">
            <text:p>“rbt=Telit,3”</text:p>
          </table:table-cell>
          <table:table-cell office:value-type="string" calcext:value-type="string">
            <text:p>Disable the default modem and enable the Telit 3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4">
          <table:table-cell/>
          <table:table-cell office:value-type="string" calcext:value-type="string">
            <text:p>read</text:p>
          </table:table-cell>
          <table:table-cell/>
          <table:table-cell table:style-name="ce10" office:value-type="string" calcext:value-type="string">
            <text:p>Modem mkae, model.status</text:p>
            <text:p>EX : Quectel,4g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21:30:02.809404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